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News Gothic MT" svg:font-family="News Gothic M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News Gothic MT" fo:font-weight="bold" style:font-weight-asian="bold" fo:font-size="17pt" style:font-size-asian="17pt" style:font-size-complex="17pt"/>
    </style:style>
    <style:style style:name="P3" style:parent-style-name="Normal" style:family="paragraph">
      <style:text-properties style:font-name="News Gothic MT" fo:font-weight="bold" style:font-weight-asian="bold" fo:font-size="17pt" style:font-size-asian="17pt" style:font-size-complex="17pt"/>
    </style:style>
    <style:style style:name="P4" style:parent-style-name="Normal" style:family="paragraph">
      <style:text-properties style:font-name="News Gothic MT" fo:font-weight="bold" style:font-weight-asian="bold" fo:font-size="17pt" style:font-size-asian="17pt" style:font-size-complex="17pt"/>
    </style:style>
    <style:style style:name="P5" style:parent-style-name="Normal" style:family="paragraph">
      <style:text-properties style:font-name="News Gothic MT" fo:font-weight="bold" style:font-weight-asian="bold"/>
    </style:style>
    <style:style style:name="TableColumn7" style:family="table-column">
      <style:table-column-properties style:column-width="3.2451in"/>
    </style:style>
    <style:style style:name="TableColumn8" style:family="table-column">
      <style:table-column-properties style:column-width="3.0159in"/>
    </style:style>
    <style:style style:name="Table6"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justify" fo:margin-bottom="0in" fo:line-height="100%"/>
      <style:text-properties style:font-name="News Gothic MT" fo:font-weight="bold" style:font-weight-asian="bold"/>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justify" fo:margin-bottom="0in" fo:line-height="100%"/>
      <style:text-properties style:font-name="News Gothic MT" style:font-weight-complex="bold"/>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justify" fo:margin-bottom="0in" fo:line-height="100%"/>
      <style:text-properties style:font-name="News Gothic MT" style:font-weight-complex="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justify" fo:margin-bottom="0in" fo:line-height="100%"/>
      <style:text-properties style:font-name="News Gothic MT" style:font-weight-complex="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justify" fo:margin-bottom="0in" fo:line-height="100%"/>
      <style:text-properties style:font-name="News Gothic MT" style:font-weight-complex="bold"/>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justify" fo:margin-bottom="0in" fo:line-height="100%"/>
      <style:text-properties style:font-name="News Gothic MT"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justify" fo:margin-bottom="0in" fo:line-height="100%"/>
      <style:text-properties style:font-name="News Gothic MT" style:font-weight-complex="bold"/>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justify" fo:margin-bottom="0in" fo:line-height="100%"/>
      <style:text-properties style:font-name="News Gothic MT"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justify" fo:margin-bottom="0in" fo:line-height="100%"/>
      <style:text-properties style:font-name="News Gothic MT" style:font-weight-complex="bold"/>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justify" fo:margin-bottom="0in" fo:line-height="100%"/>
      <style:text-properties style:font-name="News Gothic MT" style:font-weight-complex="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justify" fo:margin-bottom="0in" fo:line-height="100%"/>
      <style:text-properties style:font-name="News Gothic MT" style:font-weight-complex="bold"/>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40" style:parent-style-name="DefaultParagraphFont" style:family="text">
      <style:text-properties style:font-name="News Gothic MT" style:font-weight-complex="bold"/>
    </style:style>
    <style:style style:name="T41" style:parent-style-name="Fußnotenanker" style:family="text">
      <style:text-properties style:font-name="News Gothic MT" style:font-weight-complex="bold"/>
    </style:style>
    <style:style style:name="T42" style:parent-style-name="DefaultParagraphFont" style:family="text">
      <style:text-properties style:font-name="News Gothic MT"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justify" fo:margin-bottom="0in" fo:line-height="100%"/>
      <style:text-properties style:font-name="News Gothic MT" style:font-weight-complex="bold"/>
    </style:style>
    <style:style style:name="P45" style:parent-style-name="Normal" style:family="paragraph">
      <style:paragraph-properties fo:text-align="justify" fo:margin-bottom="0in" fo:line-height="100%"/>
      <style:text-properties style:font-name="News Gothic MT" style:font-weight-complex="bold"/>
    </style:style>
    <style:style style:name="P46" style:parent-style-name="Normal" style:family="paragraph">
      <style:paragraph-properties fo:text-align="justify" fo:margin-bottom="0in" fo:line-height="100%"/>
      <style:text-properties style:font-name="News Gothic MT" style:font-weight-complex="bold"/>
    </style:style>
    <style:style style:name="P47" style:parent-style-name="Normal" style:family="paragraph">
      <style:paragraph-properties fo:text-align="justify" fo:margin-bottom="0in" fo:line-height="100%"/>
      <style:text-properties style:font-name="News Gothic MT" style:font-weight-complex="bold"/>
    </style:style>
    <style:style style:name="P48" style:parent-style-name="Normal" style:family="paragraph">
      <style:paragraph-properties fo:text-align="justify" fo:margin-bottom="0in" fo:line-height="100%"/>
      <style:text-properties style:font-name="News Gothic MT" style:font-weight-complex="bold"/>
    </style:style>
    <style:style style:name="P49" style:parent-style-name="Normal" style:family="paragraph">
      <style:paragraph-properties fo:text-align="justify" fo:margin-bottom="0in" fo:line-height="100%"/>
      <style:text-properties style:font-name="News Gothic MT" style:font-weight-complex="bold"/>
    </style:style>
    <style:style style:name="P50" style:parent-style-name="Normal" style:family="paragraph">
      <style:paragraph-properties fo:text-align="justify" fo:margin-bottom="0in" fo:line-height="100%"/>
      <style:text-properties style:font-name="News Gothic MT" style:font-weight-complex="bold"/>
    </style:style>
    <style:style style:name="P51" style:parent-style-name="Normal" style:family="paragraph">
      <style:paragraph-properties fo:text-align="justify"/>
      <style:text-properties style:font-name="News Gothic MT" style:font-weight-complex="bold"/>
    </style:style>
    <style:style style:name="TableColumn53" style:family="table-column">
      <style:table-column-properties style:column-width="3.1312in"/>
    </style:style>
    <style:style style:name="TableColumn54" style:family="table-column">
      <style:table-column-properties style:column-width="3.1298in"/>
    </style:style>
    <style:style style:name="Table52" style:family="table">
      <style:table-properties style:width="6.2611in" fo:margin-left="0in" table:align="left"/>
    </style:style>
    <style:style style:name="TableRow55" style:family="table-row">
      <style:table-row-properties/>
    </style:style>
    <style:style style:name="TableCell56" style:family="table-cell">
      <style:table-cell-properties fo:border="none" style:writing-mode="lr-tb" fo:padding-top="0in" fo:padding-left="0.075in" fo:padding-bottom="0in" fo:padding-right="0.075in"/>
    </style:style>
    <style:style style:name="P57" style:parent-style-name="Normal" style:family="paragraph">
      <style:paragraph-properties fo:text-align="justify" fo:margin-bottom="0in" fo:line-height="100%"/>
      <style:text-properties style:font-name="News Gothic MT" style:font-weight-complex="bold"/>
    </style:style>
    <style:style style:name="P58" style:parent-style-name="Normal" style:family="paragraph">
      <style:paragraph-properties fo:text-align="justify" fo:margin-bottom="0in" fo:line-height="100%"/>
      <style:text-properties style:font-name="News Gothic MT" style:font-weight-complex="bold"/>
    </style:style>
    <style:style style:name="P59" style:parent-style-name="Normal" style:family="paragraph">
      <style:paragraph-properties fo:text-align="justify" fo:margin-bottom="0in" fo:line-height="100%"/>
      <style:text-properties style:font-name="News Gothic MT" style:font-weight-complex="bold"/>
    </style:style>
    <style:style style:name="TableColumn61" style:family="table-column">
      <style:table-column-properties style:column-width="0.4152in"/>
    </style:style>
    <style:style style:name="TableColumn62" style:family="table-column">
      <style:table-column-properties style:column-width="2.2611in"/>
    </style:style>
    <style:style style:name="TableColumn63" style:family="table-column">
      <style:table-column-properties style:column-width="0.2979in"/>
    </style:style>
    <style:style style:name="Table60" style:family="table">
      <style:table-properties style:width="2.9743in" style:rel-width="100%"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bottom="0in" fo:line-height="100%"/>
      <style:text-properties style:font-name="News Gothic MT"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text-properties style:font-name="News Gothic MT" style:font-weight-complex="bold"/>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bottom="0in" fo:line-height="100%"/>
      <style:text-properties style:font-name="News Gothic MT" style:font-weight-complex="bold"/>
    </style:style>
    <style:style style:name="TableRow71" style:family="table-row">
      <style:table-row-properties/>
    </style:style>
    <style:style style:name="TableCell72" style:family="table-cell">
      <style:table-cell-properties fo:border="0.0069in solid #000000" style:glyph-orientation-vertical="0" fo:padding-top="0in" fo:padding-left="0.075in" fo:padding-bottom="0in" fo:padding-right="0.075in"/>
    </style:style>
    <style:style style:name="P73" style:parent-style-name="Normal" style:family="paragraph">
      <style:paragraph-properties fo:text-align="center" fo:margin-bottom="0in" fo:line-height="100%" fo:margin-left="0.0784in" fo:margin-right="0.0784in">
        <style:tab-stops/>
      </style:paragraph-properties>
      <style:text-properties style:font-name="News Gothic MT" style:font-weight-complex="bold" fo:font-size="6pt" style:font-size-asian="6pt" style:font-size-complex="6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justify" fo:margin-bottom="0in" fo:line-height="100%"/>
      <style:text-properties style:font-name="News Gothic MT" style:font-weight-complex="bold"/>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fo:margin-bottom="0in" fo:line-height="100%"/>
      <style:text-properties style:font-name="News Gothic MT" style:font-weight-complex="bold"/>
    </style:style>
    <style:style style:name="TableRow78" style:family="table-row">
      <style:table-row-properties/>
    </style:style>
    <style:style style:name="P79" style:parent-style-name="Normal" style:family="paragraph">
      <style:paragraph-properties fo:text-align="justify" fo:margin-bottom="0in" fo:line-height="100%"/>
      <style:text-properties style:font-name="News Gothic MT" style:font-weight-complex="bold"/>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00%"/>
    </style:style>
    <style:style style:name="T82" style:parent-style-name="DefaultParagraphFont" style:family="text">
      <style:text-properties style:font-name="News Gothic MT" style:font-weight-complex="bold"/>
    </style:style>
    <style:style style:name="T83" style:parent-style-name="Fußnotenanker" style:family="text">
      <style:text-properties style:font-name="News Gothic MT"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text-properties style:font-name="News Gothic MT" style:font-weight-complex="bold"/>
    </style:style>
    <style:style style:name="TableRow86" style:family="table-row">
      <style:table-row-properties style:min-row-height="0.2062in"/>
    </style:style>
    <style:style style:name="P87" style:parent-style-name="Normal" style:family="paragraph">
      <style:paragraph-properties fo:text-align="justify" fo:margin-bottom="0in" fo:line-height="100%"/>
      <style:text-properties style:font-name="News Gothic MT"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00%"/>
      <style:text-properties style:font-name="News Gothic MT" style:font-weight-complex="bold"/>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text-properties style:font-name="News Gothic MT" style:font-weight-complex="bold"/>
    </style:style>
    <style:style style:name="P92" style:parent-style-name="Normal" style:family="paragraph">
      <style:paragraph-properties fo:text-align="justify" fo:margin-bottom="0in" fo:line-height="100%"/>
      <style:text-properties style:font-name="News Gothic MT"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00%"/>
      <style:text-properties style:font-name="News Gothic MT" style:font-weight-complex="bold"/>
    </style:style>
    <style:style style:name="P95" style:parent-style-name="Normal" style:family="paragraph">
      <style:paragraph-properties fo:text-align="justify"/>
      <style:text-properties style:font-name="News Gothic MT" style:font-weight-complex="bold"/>
    </style:style>
    <style:style style:name="TableColumn97" style:family="table-column">
      <style:table-column-properties style:column-width="5.9034in"/>
    </style:style>
    <style:style style:name="TableColumn98" style:family="table-column">
      <style:table-column-properties style:column-width="0.3576in"/>
    </style:style>
    <style:style style:name="Table96" style:family="table">
      <style:table-properties style:width="6.2611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00%"/>
      <style:text-properties style:font-name="News Gothic MT" style:font-weight-complex="bold"/>
    </style:style>
    <style:style style:name="TableRow102" style:family="table-row">
      <style:table-row-properties style:row-height="1.9687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text-properties style:font-name="News Gothic MT" style:font-weight-complex="bold"/>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00%"/>
      <style:text-properties style:font-name="News Gothic MT"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News Gothic MT" style:font-weight-complex="bold"/>
    </style:style>
    <style:style style:name="P110" style:parent-style-name="Normal" style:family="paragraph">
      <style:paragraph-properties fo:break-before="page"/>
    </style:style>
    <style:style style:name="P111" style:parent-style-name="Normal" style:family="paragraph">
      <style:paragraph-properties fo:text-align="justify"/>
      <style:text-properties style:font-name="News Gothic MT" style:font-weight-complex="bold"/>
    </style:style>
    <style:style style:name="TableColumn113" style:family="table-column">
      <style:table-column-properties style:column-width="2.6402in"/>
    </style:style>
    <style:style style:name="TableColumn114" style:family="table-column">
      <style:table-column-properties style:column-width="3.6277in"/>
    </style:style>
    <style:style style:name="Table112" style:family="table">
      <style:table-properties style:width="6.268in" fo:margin-left="0in" table:align="left"/>
    </style:style>
    <style:style style:name="TableRow115" style:family="table-row">
      <style:table-row-properties/>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paragraph-properties fo:text-align="justify" fo:margin-bottom="0in" fo:line-height="100%"/>
    </style:style>
    <style:style style:name="T118" style:parent-style-name="DefaultParagraphFont" style:family="text">
      <style:text-properties style:font-name="News Gothic MT" style:font-weight-complex="bold"/>
    </style:style>
    <style:style style:name="T119" style:parent-style-name="Fußnotenanker" style:family="text">
      <style:text-properties style:font-name="News Gothic MT" style:font-weight-complex="bold"/>
    </style:style>
    <style:style style:name="TableColumn121" style:family="table-column">
      <style:table-column-properties style:column-width="2.4833in"/>
    </style:style>
    <style:style style:name="Table120" style:family="table">
      <style:table-properties style:width="2.4833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fo:margin-bottom="0in" fo:line-height="100%"/>
      <style:text-properties style:font-name="News Gothic MT" style:font-weight-complex="bold"/>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News Gothic MT" style:font-weight-complex="bold"/>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bottom="0in" fo:line-height="100%"/>
      <style:text-properties style:font-name="News Gothic MT" style:font-weight-complex="bold"/>
    </style:style>
    <style:style style:name="TableRow131" style:family="table-row">
      <style:table-row-properties style:min-row-height="0.1722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fo:margin-bottom="0in" fo:line-height="100%"/>
      <style:text-properties style:font-name="News Gothic MT" style:font-weight-complex="bold"/>
    </style:style>
    <style:style style:name="TableRow134" style:family="table-row">
      <style:table-row-properties style:min-row-height="0.1722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style:font-name="News Gothic MT" style:font-weight-complex="bold"/>
    </style:style>
    <style:style style:name="P137" style:parent-style-name="Normal" style:family="paragraph">
      <style:paragraph-properties fo:text-align="justify" fo:margin-bottom="0in" fo:line-height="100%"/>
      <style:text-properties style:font-name="News Gothic MT" style:font-weight-complex="bold"/>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News Gothic MT" style:font-weight-complex="bold"/>
    </style:style>
    <style:style style:name="TableColumn141" style:family="table-column">
      <style:table-column-properties style:column-width="3.4708in"/>
    </style:style>
    <style:style style:name="Table140" style:family="table">
      <style:table-properties style:width="3.4708in" style:rel-width="100%" fo:margin-left="0in" table:align="left"/>
    </style:style>
    <style:style style:name="TableRow142" style:family="table-row">
      <style:table-row-properties style:min-row-height="1.1743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margin-bottom="0in" fo:line-height="100%"/>
      <style:text-properties style:font-name="News Gothic MT" style:font-weight-complex="bold"/>
    </style:style>
    <style:style style:name="P145" style:parent-style-name="Normal" style:family="paragraph">
      <style:paragraph-properties fo:text-align="justify" fo:margin-bottom="0in" fo:line-height="100%"/>
      <style:text-properties style:font-name="News Gothic MT" style:font-weight-complex="bold"/>
    </style:style>
    <style:style style:name="P146" style:parent-style-name="Normal" style:family="paragraph">
      <style:paragraph-properties fo:text-align="justify"/>
      <style:text-properties style:font-name="News Gothic MT" style:font-weight-complex="bold"/>
    </style:style>
    <style:style style:name="P147" style:parent-style-name="Normal" style:family="paragraph">
      <style:paragraph-properties fo:text-align="justify"/>
    </style:style>
    <style:style style:name="T148" style:parent-style-name="DefaultParagraphFont" style:family="text">
      <style:text-properties style:font-name="News Gothic MT" style:font-weight-complex="bold"/>
    </style:style>
    <style:style style:name="T149" style:parent-style-name="Internetverknüpfung" style:family="text">
      <style:text-properties style:font-name="News Gothic MT" style:font-weight-complex="bold"/>
    </style:style>
    <style:style style:name="T150" style:parent-style-name="DefaultParagraphFont" style:family="text">
      <style:text-properties style:font-name="News Gothic MT" style:font-weight-complex="bold"/>
    </style:style>
    <style:style style:name="P151" style:parent-style-name="Normal" style:family="paragraph">
      <style:paragraph-properties fo:text-align="justify"/>
      <style:text-properties style:font-name="News Gothic MT" style:font-weight-complex="bold"/>
    </style:style>
    <style:style style:name="P152" style:parent-style-name="Normal" style:family="paragraph">
      <style:paragraph-properties fo:text-align="justify"/>
      <style:text-properties style:font-name="News Gothic MT" style:font-weight-complex="bold"/>
    </style:style>
    <style:style style:name="P153" style:parent-style-name="Normal" style:family="paragraph">
      <style:paragraph-properties fo:text-align="justify"/>
      <style:text-properties style:font-name="News Gothic MT" style:font-weight-complex="bold"/>
    </style:style>
    <style:style style:name="P154" style:parent-style-name="Normal" style:family="paragraph">
      <style:paragraph-properties fo:text-align="justify"/>
      <style:text-properties style:font-name="News Gothic MT" style:font-weight-complex="bold"/>
    </style:style>
    <style:style style:name="P155" style:parent-style-name="Normal" style:family="paragraph">
      <style:paragraph-properties fo:text-align="justify"/>
      <style:text-properties style:font-name="News Gothic MT" style:font-weight-complex="bold"/>
    </style:style>
    <style:style style:name="P156" style:parent-style-name="Normal" style:family="paragraph">
      <style:paragraph-properties fo:text-align="justify"/>
      <style:text-properties style:font-name="News Gothic MT" style:font-weight-complex="bold"/>
    </style:style>
    <style:style style:name="P157" style:parent-style-name="Normal" style:family="paragraph">
      <style:paragraph-properties fo:text-align="justify"/>
      <style:text-properties style:font-name="News Gothic MT" style:font-weight-complex="bold"/>
    </style:style>
    <style:style style:name="P158" style:parent-style-name="Normal" style:family="paragraph">
      <style:paragraph-properties fo:border-top="none" fo:border-left="none" fo:border-bottom="0.0069in solid #000000" fo:border-right="none" fo:padding-top="0in" fo:padding-left="0in" fo:padding-bottom="0.0138in" fo:padding-right="0in" style:shadow="none" fo:text-align="justify"/>
      <style:text-properties style:font-name="News Gothic MT" style:font-weight-complex="bold"/>
    </style:style>
    <style:style style:name="P159" style:parent-style-name="Normal" style:family="paragraph">
      <style:paragraph-properties fo:text-align="justify"/>
      <style:text-properties style:font-name="News Gothic MT" style:font-weight-complex="bold"/>
    </style:style>
    <style:style style:name="P160" style:parent-style-name="Normal" style:family="paragraph">
      <style:paragraph-properties fo:text-align="justify"/>
      <style:text-properties style:font-name="News Gothic MT" style:font-weight-complex="bold"/>
    </style:style>
    <style:style style:name="P161" style:parent-style-name="Normal" style:family="paragraph">
      <style:paragraph-properties fo:text-align="justify"/>
      <style:text-properties style:font-name="News Gothic MT" style:font-weight-complex="bold"/>
    </style:style>
    <style:style style:name="P162" style:parent-style-name="ListParagraph" style:family="paragraph">
      <style:text-properties style:font-name="News Gothic MT" style:font-weight-complex="bold"/>
    </style:style>
  </office:automatic-styles>
  <office:body>
    <office:text text:use-soft-page-breaks="true">
      <text:p text:style-name="P1"/>
      <text:p text:style-name="P3">Microservices Community (MC)</text:p>
      <text:p text:style-name="P4"/>
      <text:p text:style-name="P5">Registration</text:p>
      <table:table table:style-name="Table6">
        <table:table-columns>
          <table:table-column table:style-name="TableColumn7"/>
          <table:table-column table:style-name="TableColumn8"/>
        </table:table-columns>
        <table:table-row table:style-name="TableRow9">
          <table:table-cell table:style-name="TableCell10" table:number-columns-spanned="2">
            <text:p text:style-name="P11">Information</text:p>
          </table:table-cell>
          <table:covered-table-cell/>
        </table:table-row>
        <table:table-row table:style-name="TableRow12">
          <table:table-cell table:style-name="TableCell13">
            <text:p text:style-name="P14">Full name<text:s/></text:p>
          </table:table-cell>
          <table:table-cell table:style-name="TableCell15">
            <text:p text:style-name="P16"/>
          </table:table-cell>
        </table:table-row>
        <table:table-row table:style-name="TableRow17">
          <table:table-cell table:style-name="TableCell18">
            <text:p text:style-name="P19">Location of work<text:s/></text:p>
          </table:table-cell>
          <table:table-cell table:style-name="TableCell20">
            <text:p text:style-name="P21"/>
          </table:table-cell>
        </table:table-row>
        <table:table-row table:style-name="TableRow22">
          <table:table-cell table:style-name="TableCell23">
            <text:p text:style-name="P24">E-mail address</text:p>
          </table:table-cell>
          <table:table-cell table:style-name="TableCell25">
            <text:p text:style-name="P26"/>
          </table:table-cell>
        </table:table-row>
        <table:table-row table:style-name="TableRow27">
          <table:table-cell table:style-name="TableCell28">
            <text:p text:style-name="P29">Phone (not mandatory)</text:p>
          </table:table-cell>
          <table:table-cell table:style-name="TableCell30">
            <text:p text:style-name="P31"/>
          </table:table-cell>
        </table:table-row>
        <table:table-row table:style-name="TableRow32">
          <table:table-cell table:style-name="TableCell33">
            <text:p text:style-name="P34">Name of organisation (if corporate sign up)</text:p>
          </table:table-cell>
          <table:table-cell table:style-name="TableCell35">
            <text:p text:style-name="P36"/>
          </table:table-cell>
        </table:table-row>
        <table:table-row table:style-name="TableRow37">
          <table:table-cell table:style-name="TableCell38">
            <text:p text:style-name="P39"><text:span text:style-name="T40">Insert logo (copy and paste) to be displayed on MC website</text:span><text:span text:style-name="T41"><text:note text:note-class="footnote" text:id="_ftn0"><text:note-citation>1</text:note-citation><text:note-body><text:p text:style-name="FootnoteText"><text:s/>Preferably:<text:s/>Dimension: 400x300 px, Resolution: 300 DPI, File format: PNG and Transparent background</text:p></text:note-body></text:note></text:span><text:span text:style-name="T42"><text:s/></text:span></text:p>
          </table:table-cell>
          <table:table-cell table:style-name="TableCell43">
            <text:p text:style-name="P44">[Insert logo here]</text:p>
            <text:p text:style-name="P45"/>
            <text:p text:style-name="P46"/>
            <text:p text:style-name="P47"/>
            <text:p text:style-name="P48"/>
            <text:p text:style-name="P49"/>
            <text:p text:style-name="P50"/>
          </table:table-cell>
        </table:table-row>
      </table:table>
      <text:p text:style-name="P51"/>
      <table:table table:style-name="Table52">
        <table:table-columns>
          <table:table-column table:style-name="TableColumn53"/>
          <table:table-column table:style-name="TableColumn54"/>
        </table:table-columns>
        <table:table-row table:style-name="TableRow55">
          <table:table-cell table:style-name="TableCell56">
            <text:p text:style-name="P57">Will you sign up as (mark with one ‘X’):</text:p>
            <text:p text:style-name="P58"/>
            <text:p text:style-name="P59"/>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
                </table:table-cell>
                <table:table-cell table:style-name="TableCell67">
                  <text:p text:style-name="P68">An individual<text:s/></text:p>
                </table:table-cell>
                <table:table-cell table:style-name="TableCell69">
                  <text:p text:style-name="P70"/>
                </table:table-cell>
              </table:table-row>
              <table:table-row table:style-name="TableRow71">
                <table:table-cell table:style-name="TableCell72" table:number-rows-spanned="3">
                  <text:p text:style-name="P73">Corporate</text:p>
                </table:table-cell>
                <table:table-cell table:style-name="TableCell74">
                  <text:p text:style-name="P75">Academia<text:s/></text:p>
                </table:table-cell>
                <table:table-cell table:style-name="TableCell76">
                  <text:p text:style-name="P77"/>
                </table:table-cell>
              </table:table-row>
              <table:table-row table:style-name="TableRow78">
                <table:covered-table-cell>
                  <text:p text:style-name="P79"/>
                </table:covered-table-cell>
                <table:table-cell table:style-name="TableCell80">
                  <text:p text:style-name="P81"><text:span text:style-name="T82">SME</text:span><text:span text:style-name="T83"><text:note text:note-class="footnote" text:id="_ftn1"><text:note-citation>2</text:note-citation><text:note-body><text:p text:style-name="FootnoteText"><text:s/>Following the European Commission SME<text:s/><text:a xlink:href="https://ec.europa.eu/eurostat/web/structural-business-statistics/structural-business-statistics/sme" office:target-frame-name="_top" xlink:show="replace"><text:span text:style-name="Internetverknüpfung">definition</text:span></text:a>.<text:s/></text:p></text:note-body></text:note></text:span></text:p>
                </table:table-cell>
                <table:table-cell table:style-name="TableCell84">
                  <text:p text:style-name="P85"/>
                </table:table-cell>
              </table:table-row>
              <table:table-row table:style-name="TableRow86">
                <table:covered-table-cell>
                  <text:p text:style-name="P87"/>
                </table:covered-table-cell>
                <table:table-cell table:style-name="TableCell88">
                  <text:p text:style-name="P89">Large company</text:p>
                </table:table-cell>
                <table:table-cell table:style-name="TableCell90">
                  <text:p text:style-name="P91"/>
                </table:table-cell>
              </table:table-row>
            </table:table>
            <text:p text:style-name="P92"/>
          </table:table-cell>
          <table:table-cell table:style-name="TableCell93">
            <text:p text:style-name="P94"/>
          </table:table-cell>
        </table:table-row>
      </table:table>
      <text:p text:style-name="P95"/>
      <table:table table:style-name="Table96">
        <table:table-columns>
          <table:table-column table:style-name="TableColumn97"/>
          <table:table-column table:style-name="TableColumn98"/>
        </table:table-columns>
        <table:table-row table:style-name="TableRow99">
          <table:table-cell table:style-name="TableCell100" table:number-columns-spanned="2">
            <text:p text:style-name="P101">Insert a short description of you or your organisation including location, size, area of work and interest in joining MC. This will be published on the MC website unless otherwise indicated.<text:s/></text:p>
          </table:table-cell>
          <table:covered-table-cell/>
        </table:table-row>
        <table:table-row table:style-name="TableRow102">
          <table:table-cell table:style-name="TableCell103" table:number-columns-spanned="2">
            <text:p text:style-name="P104"/>
          </table:table-cell>
          <table:covered-table-cell/>
        </table:table-row>
        <table:table-row table:style-name="TableRow105">
          <table:table-cell table:style-name="TableCell106">
            <text:p text:style-name="P107">Don’t publish this information on the MC website (mark with ‘X’)</text:p>
          </table:table-cell>
          <table:table-cell table:style-name="TableCell108">
            <text:p text:style-name="P109"/>
          </table:table-cell>
        </table:table-row>
      </table:table>
      <text:p text:style-name="P110"/>
      <text:p text:style-name="P111"/>
      <table:table table:style-name="Table112">
        <table:table-columns>
          <table:table-column table:style-name="TableColumn113"/>
          <table:table-column table:style-name="TableColumn114"/>
        </table:table-columns>
        <table:table-row table:style-name="TableRow115">
          <table:table-cell table:style-name="TableCell116">
            <text:p text:style-name="P117"><text:span text:style-name="T118">Please indicate which of the Microservices Community Groups you are interested in participating in</text:span><text:span text:style-name="T119"><text:note text:note-class="footnote" text:id="_ftn2"><text:note-citation>3</text:note-citation><text:note-body><text:p text:style-name="FootnoteText"><text:s/>See the list of groups on the<text:s/><text:a xlink:href="https://microservices.sdu.dk/" office:target-frame-name="_top" xlink:show="replace"><text:span text:style-name="Internetverknüpfung">MC Website</text:span></text:a>.</text:p></text:note-body></text:note></text:span></text:p>
            <table:table table:style-name="Table120">
              <table:table-columns>
                <table:table-column table:style-name="TableColumn121"/>
              </table:table-columns>
              <table:table-row table:style-name="TableRow122">
                <table:table-cell table:style-name="TableCell123">
                  <text:p text:style-name="P124"/>
                </table:table-cell>
              </table:table-row>
              <table:table-row table:style-name="TableRow125">
                <table:table-cell table:style-name="TableCell126">
                  <text:p text:style-name="P127"/>
                </table:table-cell>
              </table:table-row>
              <table:table-row table:style-name="TableRow128">
                <table:table-cell table:style-name="TableCell129">
                  <text:p text:style-name="P130"/>
                </table:table-cell>
              </table:table-row>
              <table:table-row table:style-name="TableRow131">
                <table:table-cell table:style-name="TableCell132">
                  <text:p text:style-name="P133"/>
                </table:table-cell>
              </table:table-row>
              <table:table-row table:style-name="TableRow134">
                <table:table-cell table:style-name="TableCell135">
                  <text:p text:style-name="P136"/>
                </table:table-cell>
              </table:table-row>
            </table:table>
            <text:p text:style-name="P137"/>
          </table:table-cell>
          <table:table-cell table:style-name="TableCell138">
            <text:p text:style-name="P139">If possible (not mandatory) please describe concretely what activities you wish to undertake or initiate once joining the MC.</text:p>
            <table:table table:style-name="Table140">
              <table:table-columns>
                <table:table-column table:style-name="TableColumn141"/>
              </table:table-columns>
              <table:table-row table:style-name="TableRow142">
                <table:table-cell table:style-name="TableCell143">
                  <text:p text:style-name="P144"/>
                </table:table-cell>
              </table:table-row>
            </table:table>
            <text:p text:style-name="P145"/>
          </table:table-cell>
        </table:table-row>
      </table:table>
      <text:p text:style-name="P146"/>
      <text:p text:style-name="P147"><text:span text:style-name="T148">By signing this document, you confirm that MC can put your name, your organisation, your contact information will be displayed on the website of the MC. MC adheres to GDPR please find its privacy notice<text:s/></text:span><text:a xlink:href="https://gdpr.eu/privacy-notice/" office:target-frame-name="_top" xlink:show="replace"><text:span text:style-name="T149">here</text:span></text:a><text:span text:style-name="T150">. Once this form has been submitted in full and MC has registered one year’s registration fee you are officially a member.<text:s/></text:span></text:p>
      <text:p text:style-name="P151">I hereby, confirm that I sign up myself or myself on behalf of my organisation, can use the logo and that I am authorised to do so. <text:s/></text:p>
      <text:p text:style-name="P152"/>
      <text:p text:style-name="P153"/>
      <text:p text:style-name="P154"/>
      <text:p text:style-name="P155"/>
      <text:p text:style-name="P156"/>
      <text:p text:style-name="P157"/>
      <text:p text:style-name="P158"/>
      <text:p text:style-name="P159">Signature</text:p>
      <text:p text:style-name="P160">Name, data, city</text:p>
      <text:p text:style-name="P161"/>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News Gothic MT" svg:font-family="News Gothic M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Char" style:display-name="Header Char" style:family="text" style:parent-style-name="DefaultParagraphFont"/>
    <style:style style:name="FooterChar" style:display-name="Footer Char" style:family="text" style:parent-style-name="DefaultParagraphFont"/>
    <style:style style:name="FootnoteTextChar" style:display-name="Footnote Text Char" style:family="text" style:parent-style-name="DefaultParagraphFont">
      <style:text-properties fo:font-size="10pt" style:font-size-asian="10pt" style:font-size-complex="10pt"/>
    </style:style>
    <style:style style:name="Fußnotenanker" style:display-name="Fußnotenanker" style:family="text">
      <style:text-properties style:text-position="super 63.6%"/>
    </style:style>
    <style:style style:name="FootnoteCharacters" style:display-name="Footnote Characters" style:family="text" style:parent-style-name="DefaultParagraphFont">
      <style:text-properties style:text-position="super 63.6%"/>
    </style:style>
    <style:style style:name="Internetverknüpfung" style:display-name="Internetverknüpfung"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ußnotenzeichen" style:display-name="Fußnotenzeichen" style:family="text"/>
    <style:style style:name="Endnotenanker" style:display-name="Endnotenanker" style:family="text">
      <style:text-properties style:text-position="super 63.6%"/>
    </style:style>
    <style:style style:name="Endnotenzeichen" style:display-name="Endnotenzeichen" style:family="text"/>
    <style:style style:name="Überschrift" style:display-name="Überschrift"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Verzeichnis" style:display-name="Verzeichnis"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Kopf-undFußzeile" style:display-name="Kopf- und Fußzeile" style:family="paragraph" style:paren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1in"/>
      </style:footer-style>
    </style:page-layout>
    <style:style style:name="P2" style:parent-style-name="Header"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Billede 1" text:anchor-type="as-char" svg:x="0in" svg:y="0in" svg:width="1.82292in" svg:height="0.50764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an Bruun</meta:initial-creator>
    <dc:creator>Marco Peressotti</dc:creator>
    <meta:creation-date>2022-06-24T11:19:00Z</meta:creation-date>
    <dc:date>2022-06-24T11:19:00Z</dc:date>
    <meta:print-date>2022-06-24T11:11:00Z</meta:print-date>
    <meta:template xlink:href="Normal.dotm" xlink:type="simple"/>
    <meta:editing-cycles>2</meta:editing-cycles>
    <meta:editing-duration>PT6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14" meta:character-count="1434" meta:row-count="10" meta:non-whitespace-character-count="1222"/>
  </office:meta>
</office:document-meta>
</file>